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6" style:family="paragraph" style:parent-style-name="Standard">
      <style:text-properties officeooo:paragraph-rsid="00da485d"/>
    </style:style>
    <style:style style:name="P57" style:family="paragraph" style:parent-style-name="Table_20_Contents">
      <style:text-properties style:font-name="Liberation Sans1"/>
    </style:style>
    <style:style style:name="P58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59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2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7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8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80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8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4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8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99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00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2" style:family="paragraph" style:parent-style-name="Table_20_Contents">
      <style:text-properties style:font-name="Liberation Sans1" officeooo:rsid="001b3b5b" officeooo:paragraph-rsid="001f99ba"/>
    </style:style>
    <style:style style:name="P103" style:family="paragraph" style:parent-style-name="Table_20_Contents">
      <style:text-properties style:font-name="Liberation Sans1" officeooo:rsid="001b3b5b" officeooo:paragraph-rsid="0087e852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5" style:family="paragraph" style:parent-style-name="Table_20_Contents">
      <style:text-properties style:font-name="Liberation Sans1" officeooo:paragraph-rsid="0087e852"/>
    </style:style>
    <style:style style:name="P106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1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3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1pt" style:font-size-asian="11pt" style:font-size-complex="11pt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FreeSans" fo:font-size="11pt" officeooo:paragraph-rsid="00da485d" style:font-size-asian="11pt" style:font-size-complex="11pt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8">DATE: </text:p>
          </table:table-cell>
          <table:table-cell table:style-name="Table1.A1" office:value-type="string">
            <text:p text:style-name="P60"><text:span text:style-name="T3">REGISTRATION</text:span>: </text:p>
          </table:table-cell>
          <table:table-cell table:style-name="Table1.C1" office:value-type="string">
            <text:p text:style-name="P70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8">Before flight</text:p>
          </table:table-cell>
          <table:table-cell table:style-name="Течности.A2" office:value-type="string">
            <text:p text:style-name="P90">gal</text:p>
          </table:table-cell>
          <table:table-cell table:style-name="Течности.A2" office:value-type="string">
            <text:p text:style-name="P90">gal</text:p>
          </table:table-cell>
          <table:table-cell table:style-name="Течности.D2" office:value-type="string">
            <text:p text:style-name="P90">qt</text:p>
          </table:table-cell>
          <table:table-cell table:style-name="Течности.E1" office:value-type="string">
            <text:p text:style-name="P57"/>
          </table:table-cell>
          <table:table-cell table:style-name="Течности.F2" office:value-type="string">
            <text:p text:style-name="P71">BEFORE</text:p>
          </table:table-cell>
          <table:table-cell table:style-name="Течности.F2" office:value-type="string">
            <text:p text:style-name="P57"/>
          </table:table-cell>
          <table:table-cell table:style-name="Течности.H2" office:value-type="string">
            <text:p text:style-name="P57"/>
          </table:table-cell>
        </table:table-row>
        <table:table-row>
          <table:table-cell table:style-name="Течности.A3" office:value-type="string">
            <text:p text:style-name="P94">ADDED</text:p>
          </table:table-cell>
          <table:table-cell table:style-name="Течности.B3" office:value-type="string">
            <text:p text:style-name="P92">l</text:p>
          </table:table-cell>
          <table:table-cell table:style-name="Течности.C3" office:value-type="string">
            <text:p text:style-name="P92">l</text:p>
          </table:table-cell>
          <table:table-cell table:style-name="Течности.D3" office:value-type="string">
            <text:p text:style-name="P90">l</text:p>
          </table:table-cell>
          <table:table-cell table:style-name="Течности.E1" office:value-type="string">
            <text:p text:style-name="P57"/>
          </table:table-cell>
          <table:table-cell table:style-name="Течности.F3" office:value-type="string">
            <text:p text:style-name="P71">AFTER</text:p>
          </table:table-cell>
          <table:table-cell table:style-name="Течности.F3" office:value-type="string">
            <text:p text:style-name="P57"/>
          </table:table-cell>
          <table:table-cell table:style-name="Течности.H3" office:value-type="string">
            <text:p text:style-name="P57"/>
          </table:table-cell>
        </table:table-row>
        <table:table-row>
          <table:table-cell table:style-name="Течности.A2" office:value-type="string">
            <text:p text:style-name="P88">After flight</text:p>
          </table:table-cell>
          <table:table-cell table:style-name="Течности.A2" office:value-type="string">
            <text:p text:style-name="P92">gal</text:p>
          </table:table-cell>
          <table:table-cell table:style-name="Течности.A2" office:value-type="string">
            <text:p text:style-name="P92">gal</text:p>
          </table:table-cell>
          <table:table-cell table:style-name="Течности.D2" office:value-type="string">
            <text:p text:style-name="P90">qt</text:p>
          </table:table-cell>
          <table:table-cell table:style-name="Течности.E1" office:value-type="string">
            <text:p text:style-name="P57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3">DIFF</text:p>
            </table:table-cell>
          </table:table-row>
        </table:table-header-rows>
        <table:table-row>
          <table:table-cell table:style-name="Info.A2" office:value-type="string">
            <text:p text:style-name="P108"/>
          </table:table-cell>
          <table:table-cell table:style-name="Info.B2" office:value-type="string">
            <text:p text:style-name="P75">INFO</text:p>
          </table:table-cell>
          <table:table-cell table:style-name="Info.C2" office:value-type="string">
            <text:p text:style-name="P110"/>
          </table:table-cell>
          <table:table-cell table:style-name="Info.D1" office:value-type="string">
            <text:p text:style-name="P57"/>
          </table:table-cell>
          <table:table-cell table:style-name="Info.E2" table:number-columns-spanned="2" office:value-type="string">
            <text:p text:style-name="P98">SHUTDOWN</text:p>
          </table:table-cell>
          <table:covered-table-cell/>
          <table:table-cell table:style-name="Info.G2" office:value-type="string">
            <text:p text:style-name="P57"/>
          </table:table-cell>
          <table:table-cell table:style-name="Info.D1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6"/>
          </table:table-cell>
          <table:table-cell table:style-name="Info.B2" office:value-type="string">
            <text:p text:style-name="P75">TIME</text:p>
          </table:table-cell>
          <table:table-cell table:style-name="Info.C3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3" table:number-columns-spanned="2" office:value-type="string">
            <text:p text:style-name="P77">STARTUP</text:p>
          </table:table-cell>
          <table:covered-table-cell/>
          <table:table-cell table:style-name="Info.G3" office:value-type="string">
            <text:p text:style-name="P57"/>
          </table:table-cell>
          <table:table-cell table:style-name="Info.H3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6"/>
          </table:table-cell>
          <table:table-cell table:style-name="Info.B2" office:value-type="string">
            <text:p text:style-name="P75">APP</text:p>
          </table:table-cell>
          <table:table-cell table:style-name="Info.C4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4" table:number-columns-spanned="2" office:value-type="string">
            <text:p text:style-name="P98">ON CHOCKS</text:p>
          </table:table-cell>
          <table:covered-table-cell/>
          <table:table-cell table:style-name="Info.G4" office:value-type="string">
            <text:p text:style-name="P57"/>
          </table:table-cell>
          <table:table-cell table:style-name="Info.D1" office:value-type="string">
            <text:p text:style-name="P100"/>
          </table:table-cell>
        </table:table-row>
        <table:table-row>
          <table:table-cell table:style-name="Info.A10" office:value-type="string">
            <text:p text:style-name="P96"/>
          </table:table-cell>
          <table:table-cell table:style-name="Info.B2" office:value-type="string">
            <text:p text:style-name="P75">RWY</text:p>
          </table:table-cell>
          <table:table-cell table:style-name="Info.C5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5" table:number-columns-spanned="2" office:value-type="string">
            <text:p text:style-name="P77">OFF CHOCKS</text:p>
          </table:table-cell>
          <table:covered-table-cell/>
          <table:table-cell table:style-name="Info.G5" office:value-type="string">
            <text:p text:style-name="P57"/>
          </table:table-cell>
          <table:table-cell table:style-name="Info.H3" office:value-type="string">
            <text:p text:style-name="P101"/>
          </table:table-cell>
        </table:table-row>
        <table:table-row>
          <table:table-cell table:style-name="Info.A10" office:value-type="string">
            <text:p text:style-name="P96"/>
          </table:table-cell>
          <table:table-cell table:style-name="Info.B2" office:value-type="string">
            <text:p text:style-name="P75">TL</text:p>
          </table:table-cell>
          <table:table-cell table:style-name="Info.C6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2" table:number-columns-spanned="2" office:value-type="string">
            <text:p text:style-name="P98">LANDING</text:p>
          </table:table-cell>
          <table:covered-table-cell/>
          <table:table-cell table:style-name="Info.G2" office:value-type="string">
            <text:p text:style-name="P57"/>
          </table:table-cell>
          <table:table-cell table:style-name="Info.D1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6"/>
          </table:table-cell>
          <table:table-cell table:style-name="Info.B2" office:value-type="string">
            <text:p text:style-name="P75">WIND</text:p>
          </table:table-cell>
          <table:table-cell table:style-name="Info.C7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2" table:number-columns-spanned="2" office:value-type="string">
            <text:p text:style-name="P77">TAKEOFF</text:p>
          </table:table-cell>
          <table:covered-table-cell/>
          <table:table-cell table:style-name="Info.G2" office:value-type="string">
            <text:p text:style-name="P57"/>
          </table:table-cell>
          <table:table-cell table:style-name="Info.H7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6"/>
          </table:table-cell>
          <table:table-cell table:style-name="Info.B2" office:value-type="string">
            <text:p text:style-name="P75">VISIBI</text:p>
          </table:table-cell>
          <table:table-cell table:style-name="Info.C8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D1" office:value-type="string">
            <text:p text:style-name="P102"/>
          </table:table-cell>
          <table:table-cell table:style-name="Info.D1" office:value-type="string">
            <text:p text:style-name="P102"/>
          </table:table-cell>
          <table:table-cell table:style-name="Info.D1" office:value-type="string">
            <text:p text:style-name="P57"/>
          </table:table-cell>
          <table:table-cell table:style-name="Info.D1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6"/>
          </table:table-cell>
          <table:table-cell table:style-name="Info.B2" office:value-type="string">
            <text:p text:style-name="P75">CLOUDS</text:p>
          </table:table-cell>
          <table:table-cell table:style-name="Info.C9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9" table:number-columns-spanned="2" office:value-type="string">
            <text:p text:style-name="P79"/>
          </table:table-cell>
          <table:covered-table-cell/>
          <table:table-cell table:style-name="Info.E9" table:number-columns-spanned="2" office:value-type="string">
            <text:p text:style-name="P80"/>
          </table:table-cell>
          <table:covered-table-cell/>
        </table:table-row>
        <table:table-row>
          <table:table-cell table:style-name="Info.A10" office:value-type="string">
            <text:p text:style-name="P96"/>
          </table:table-cell>
          <table:table-cell table:style-name="Info.B2" office:value-type="string">
            <text:p text:style-name="P75">t<text:span text:style-name="T2">°</text:span>/ dp<text:span text:style-name="T2">°</text:span></text:p>
          </table:table-cell>
          <table:table-cell table:style-name="Info.C10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1" table:number-columns-spanned="2" office:value-type="string">
            <text:p text:style-name="P79">DEPARTURE</text:p>
          </table:table-cell>
          <table:covered-table-cell/>
          <table:table-cell table:style-name="Info.G1" table:number-columns-spanned="2" office:value-type="string">
            <text:p text:style-name="P79">ARRIVAL</text:p>
          </table:table-cell>
          <table:covered-table-cell/>
        </table:table-row>
        <table:table-row>
          <table:table-cell table:style-name="Info.A11" office:value-type="string">
            <text:p text:style-name="P96"/>
          </table:table-cell>
          <table:table-cell table:style-name="Info.B2" office:value-type="string">
            <text:p text:style-name="P75">QNH</text:p>
          </table:table-cell>
          <table:table-cell table:style-name="Info.C11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ATIS</text:p>
          </table:table-cell>
          <table:table-cell table:style-name="Info.E2" office:value-type="string">
            <text:p text:style-name="P65"/>
          </table:table-cell>
          <table:table-cell table:style-name="Info.E2" office:value-type="string">
            <text:p text:style-name="P62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6"/>
          </table:table-cell>
          <table:table-cell table:style-name="Info.B12" office:value-type="string">
            <text:p text:style-name="P75">RMK</text:p>
          </table:table-cell>
          <table:table-cell table:style-name="Info.C12" office:value-type="string">
            <text:p text:style-name="P96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GRND</text:p>
          </table:table-cell>
          <table:table-cell table:style-name="Info.E2" office:value-type="string">
            <text:p text:style-name="P65"/>
          </table:table-cell>
          <table:table-cell table:style-name="Info.E2" office:value-type="string">
            <text:p text:style-name="P63">RADAR</text:p>
          </table:table-cell>
          <table:table-cell table:style-name="Info.G2" office:value-type="string">
            <text:p text:style-name="P83"/>
          </table:table-cell>
        </table:table-row>
        <table:table-row>
          <table:table-cell table:style-name="Info.A13" office:value-type="string">
            <text:p text:style-name="P85"/>
          </table:table-cell>
          <table:table-cell table:style-name="Info.E4" office:value-type="string">
            <text:p text:style-name="P75">ELEV</text:p>
          </table:table-cell>
          <table:table-cell table:style-name="Info.C13" office:value-type="string">
            <text:p text:style-name="P86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TWR</text:p>
          </table:table-cell>
          <table:table-cell table:style-name="Info.E2" office:value-type="string">
            <text:p text:style-name="P67"/>
          </table:table-cell>
          <table:table-cell table:style-name="Info.E2" office:value-type="string">
            <text:p text:style-name="P62">TWR</text:p>
          </table:table-cell>
          <table:table-cell table:style-name="Info.G2" office:value-type="string">
            <text:p text:style-name="P111"/>
          </table:table-cell>
        </table:table-row>
        <table:table-row>
          <table:table-cell table:style-name="Info.A14" office:value-type="string">
            <text:p text:style-name="P85"/>
          </table:table-cell>
          <table:table-cell table:style-name="Info.E4" office:value-type="string">
            <text:p text:style-name="P75">RWYs</text:p>
          </table:table-cell>
          <table:table-cell table:style-name="Info.C14" office:value-type="string">
            <text:p text:style-name="P85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RADAR</text:p>
          </table:table-cell>
          <table:table-cell table:style-name="Info.E2" office:value-type="string">
            <text:p text:style-name="P104"/>
          </table:table-cell>
          <table:table-cell table:style-name="Info.E2" office:value-type="string">
            <text:p text:style-name="P63">GRND</text:p>
          </table:table-cell>
          <table:table-cell table:style-name="Info.G2" office:value-type="string">
            <text:p text:style-name="P111"/>
          </table:table-cell>
        </table:table-row>
        <table:table-row>
          <table:table-cell table:style-name="Info.A15" office:value-type="string">
            <text:p text:style-name="P85"/>
          </table:table-cell>
          <table:table-cell table:style-name="Info.E4" office:value-type="string">
            <text:p text:style-name="P75">TPA</text:p>
          </table:table-cell>
          <table:table-cell table:style-name="Info.C15" office:value-type="string">
            <text:p text:style-name="P86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FIS/ACC</text:p>
          </table:table-cell>
          <table:table-cell table:style-name="Info.E2" office:value-type="string">
            <text:p text:style-name="P67">130.600</text:p>
          </table:table-cell>
          <table:table-cell table:style-name="Info.E2" office:value-type="string">
            <text:p text:style-name="P62">FIS/ACC</text:p>
          </table:table-cell>
          <table:table-cell table:style-name="Info.G2" office:value-type="string">
            <text:p text:style-name="P87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114">LBLS</text:p>
          </table:table-cell>
          <table:table-cell table:style-name="Table5.A3" office:value-type="string">
            <text:p text:style-name="P114">SOPED</text:p>
          </table:table-cell>
          <table:table-cell table:style-name="Table5.A3" office:value-type="string">
            <text:p text:style-name="P51">3.5</text:p>
          </table:table-cell>
          <table:table-cell table:style-name="Table5.A3" office:value-type="string">
            <text:p text:style-name="P51">2300</text:p>
          </table:table-cell>
          <table:table-cell table:style-name="Table5.A3" office:value-type="string">
            <text:p text:style-name="P51">3000</text:p>
          </table:table-cell>
          <table:table-cell table:style-name="Table5.G3" office:value-type="string">
            <text:p text:style-name="P51">103</text:p>
          </table:table-cell>
          <table:table-cell table:style-name="Table5.A3" office:value-type="string">
            <text:p text:style-name="P51">75</text:p>
          </table:table-cell>
          <table:table-cell table:style-name="Table5.A3" office:value-type="string">
            <text:p text:style-name="P51">79</text:p>
          </table:table-cell>
          <table:table-cell table:style-name="Table5.A3" office:value-type="string">
            <text:p text:style-name="P51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108</text:p>
          </table:table-cell>
          <table:table-cell table:style-name="Table5.N3" office:value-type="string">
            <text:p text:style-name="P51">108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114">SOPED</text:p>
          </table:table-cell>
          <table:table-cell table:style-name="Table5.A3" office:value-type="string">
            <text:p text:style-name="P114">ULPAD</text:p>
          </table:table-cell>
          <table:table-cell table:style-name="Table5.A3" office:value-type="string">
            <text:p text:style-name="P51">2.5</text:p>
          </table:table-cell>
          <table:table-cell table:style-name="Table5.A3" office:value-type="string">
            <text:p text:style-name="P51">3000</text:p>
          </table:table-cell>
          <table:table-cell table:style-name="Table5.A3" office:value-type="string">
            <text:p text:style-name="P51">3500</text:p>
          </table:table-cell>
          <table:table-cell table:style-name="Table5.G3" office:value-type="string">
            <text:p text:style-name="P51">103</text:p>
          </table:table-cell>
          <table:table-cell table:style-name="Table5.A3" office:value-type="string">
            <text:p text:style-name="P51">90</text:p>
          </table:table-cell>
          <table:table-cell table:style-name="Table5.A3" office:value-type="string">
            <text:p text:style-name="P51">95</text:p>
          </table:table-cell>
          <table:table-cell table:style-name="Table5.A3" office:value-type="string">
            <text:p text:style-name="P51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108</text:p>
          </table:table-cell>
          <table:table-cell table:style-name="Table5.N3" office:value-type="string">
            <text:p text:style-name="P51">108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114">ULPAD</text:p>
          </table:table-cell>
          <table:table-cell table:style-name="Table5.A3" office:value-type="string">
            <text:p text:style-name="P114">D. KAMARTSI</text:p>
          </table:table-cell>
          <table:table-cell table:style-name="Table5.A3" office:value-type="string">
            <text:p text:style-name="P51">7</text:p>
          </table:table-cell>
          <table:table-cell table:style-name="Table5.A3" office:value-type="string">
            <text:p text:style-name="P51">4000</text:p>
          </table:table-cell>
          <table:table-cell table:style-name="Table5.A3" office:value-type="string">
            <text:p text:style-name="P51">4500</text:p>
          </table:table-cell>
          <table:table-cell table:style-name="Table5.G3" office:value-type="string">
            <text:p text:style-name="P51">20</text:p>
          </table:table-cell>
          <table:table-cell table:style-name="Table5.A3" office:value-type="string">
            <text:p text:style-name="P51">90</text:p>
          </table:table-cell>
          <table:table-cell table:style-name="Table5.A3" office:value-type="string">
            <text:p text:style-name="P51">93</text:p>
          </table:table-cell>
          <table:table-cell table:style-name="Table5.A3" office:value-type="string">
            <text:p text:style-name="P51">5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32</text:p>
          </table:table-cell>
          <table:table-cell table:style-name="Table5.N3" office:value-type="string">
            <text:p text:style-name="P51">25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114">D. KAMARTSI</text:p>
          </table:table-cell>
          <table:table-cell table:style-name="Table5.A3" office:value-type="string">
            <text:p text:style-name="P114">TOC</text:p>
          </table:table-cell>
          <table:table-cell table:style-name="Table5.A3" office:value-type="string">
            <text:p text:style-name="P51">4</text:p>
          </table:table-cell>
          <table:table-cell table:style-name="Table5.A3" office:value-type="string">
            <text:p text:style-name="P51">6000</text:p>
          </table:table-cell>
          <table:table-cell table:style-name="Table5.A3" office:value-type="string">
            <text:p text:style-name="P51">6500</text:p>
          </table:table-cell>
          <table:table-cell table:style-name="Table5.G3" office:value-type="string">
            <text:p text:style-name="P51">19</text:p>
          </table:table-cell>
          <table:table-cell table:style-name="Table5.A3" office:value-type="string">
            <text:p text:style-name="P51">70</text:p>
          </table:table-cell>
          <table:table-cell table:style-name="Table5.A3" office:value-type="string">
            <text:p text:style-name="P51">74</text:p>
          </table:table-cell>
          <table:table-cell table:style-name="Table5.A3" office:value-type="string">
            <text:p text:style-name="P51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32</text:p>
          </table:table-cell>
          <table:table-cell table:style-name="Table5.N3" office:value-type="string">
            <text:p text:style-name="P51">24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114">TOC</text:p>
          </table:table-cell>
          <table:table-cell table:style-name="Table5.A3" office:value-type="string">
            <text:p text:style-name="P114">ETROPOLE</text:p>
          </table:table-cell>
          <table:table-cell table:style-name="Table5.A3" office:value-type="string">
            <text:p text:style-name="P51">5</text:p>
          </table:table-cell>
          <table:table-cell table:style-name="Table5.A3" office:value-type="string">
            <text:p text:style-name="P51">6000</text:p>
          </table:table-cell>
          <table:table-cell table:style-name="Table5.A3" office:value-type="string">
            <text:p text:style-name="P51">6500</text:p>
          </table:table-cell>
          <table:table-cell table:style-name="Table5.G3" office:value-type="string">
            <text:p text:style-name="P51">21</text:p>
          </table:table-cell>
          <table:table-cell table:style-name="Table5.A3" office:value-type="string">
            <text:p text:style-name="P51">90</text:p>
          </table:table-cell>
          <table:table-cell table:style-name="Table5.A3" office:value-type="string">
            <text:p text:style-name="P51">96</text:p>
          </table:table-cell>
          <table:table-cell table:style-name="Table5.A3" office:value-type="string">
            <text:p text:style-name="P51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32</text:p>
          </table:table-cell>
          <table:table-cell table:style-name="Table5.N3" office:value-type="string">
            <text:p text:style-name="P51">26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114">ETROPOLE</text:p>
          </table:table-cell>
          <table:table-cell table:style-name="Table5.A3" office:value-type="string">
            <text:p text:style-name="P114">GOL</text:p>
          </table:table-cell>
          <table:table-cell table:style-name="Table5.A3" office:value-type="string">
            <text:p text:style-name="P51">19</text:p>
          </table:table-cell>
          <table:table-cell table:style-name="Table5.A3" office:value-type="string">
            <text:p text:style-name="P51">3600</text:p>
          </table:table-cell>
          <table:table-cell table:style-name="Table5.A3" office:value-type="string">
            <text:p text:style-name="P51">6500</text:p>
          </table:table-cell>
          <table:table-cell table:style-name="Table5.G3" office:value-type="string">
            <text:p text:style-name="P51">21</text:p>
          </table:table-cell>
          <table:table-cell table:style-name="Table5.A3" office:value-type="string">
            <text:p text:style-name="P51">90</text:p>
          </table:table-cell>
          <table:table-cell table:style-name="Table5.A3" office:value-type="string">
            <text:p text:style-name="P51">96</text:p>
          </table:table-cell>
          <table:table-cell table:style-name="Table5.A3" office:value-type="string">
            <text:p text:style-name="P51">1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32</text:p>
          </table:table-cell>
          <table:table-cell table:style-name="Table5.N3" office:value-type="string">
            <text:p text:style-name="P51">26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114">GOL</text:p>
          </table:table-cell>
          <table:table-cell table:style-name="Table5.A9" office:value-type="string">
            <text:p text:style-name="P114">TOD</text:p>
          </table:table-cell>
          <table:table-cell table:style-name="Table5.A9" office:value-type="string">
            <text:p text:style-name="P51">10</text:p>
          </table:table-cell>
          <table:table-cell table:style-name="Table5.A9" office:value-type="string">
            <text:p text:style-name="P51">3600</text:p>
          </table:table-cell>
          <table:table-cell table:style-name="Table5.A9" office:value-type="string">
            <text:p text:style-name="P51">6500</text:p>
          </table:table-cell>
          <table:table-cell table:style-name="Table5.G9" office:value-type="string">
            <text:p text:style-name="P51">47</text:p>
          </table:table-cell>
          <table:table-cell table:style-name="Table5.A9" office:value-type="string">
            <text:p text:style-name="P51">90</text:p>
          </table:table-cell>
          <table:table-cell table:style-name="Table5.A9" office:value-type="string">
            <text:p text:style-name="P51">102</text:p>
          </table:table-cell>
          <table:table-cell table:style-name="Table5.A9" office:value-type="string">
            <text:p text:style-name="P51">6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1">59</text:p>
          </table:table-cell>
          <table:table-cell table:style-name="Table5.N9" office:value-type="string">
            <text:p text:style-name="P51">52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114">TOD</text:p>
          </table:table-cell>
          <table:table-cell table:style-name="Table5.A3" office:value-type="string">
            <text:p text:style-name="P114">LBBO</text:p>
          </table:table-cell>
          <table:table-cell table:style-name="Table5.A3" office:value-type="string">
            <text:p text:style-name="P51">14</text:p>
          </table:table-cell>
          <table:table-cell table:style-name="Table5.A3" office:value-type="string">
            <text:p text:style-name="P51">2200</text:p>
          </table:table-cell>
          <table:table-cell table:style-name="Table5.A3" office:value-type="string">
            <text:p text:style-name="P51">2200</text:p>
          </table:table-cell>
          <table:table-cell table:style-name="Table5.G3" office:value-type="string">
            <text:p text:style-name="P51">54</text:p>
          </table:table-cell>
          <table:table-cell table:style-name="Table5.A3" office:value-type="string">
            <text:p text:style-name="P51">90</text:p>
          </table:table-cell>
          <table:table-cell table:style-name="Table5.A3" office:value-type="string">
            <text:p text:style-name="P51">94</text:p>
          </table:table-cell>
          <table:table-cell table:style-name="Table5.A3" office:value-type="string">
            <text:p text:style-name="P51">9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59</text:p>
          </table:table-cell>
          <table:table-cell table:style-name="Table5.N3" office:value-type="string">
            <text:p text:style-name="P51">59</text:p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115"/>
          </table:table-cell>
          <table:table-cell table:style-name="Table5.A3" office:value-type="string">
            <text:p text:style-name="P115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G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115"/>
          </table:table-cell>
          <table:table-cell table:style-name="Table5.A3" office:value-type="string">
            <text:p text:style-name="P115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G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9">DATE: </text:p>
          </table:table-cell>
          <table:table-cell table:style-name="Table2.A1" office:value-type="string">
            <text:p text:style-name="P61"><text:span text:style-name="T3">REGISTRATION</text:span>: </text:p>
          </table:table-cell>
          <table:table-cell table:style-name="Table2.C1" office:value-type="string">
            <text:p text:style-name="P70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89">Before flight</text:p>
          </table:table-cell>
          <table:table-cell table:style-name="Table3.A2" office:value-type="string">
            <text:p text:style-name="P91">gal</text:p>
          </table:table-cell>
          <table:table-cell table:style-name="Table3.A2" office:value-type="string">
            <text:p text:style-name="P91">gal</text:p>
          </table:table-cell>
          <table:table-cell table:style-name="Table3.D2" office:value-type="string">
            <text:p text:style-name="P91">qt</text:p>
          </table:table-cell>
          <table:table-cell table:style-name="Table3.E1" office:value-type="string">
            <text:p text:style-name="P105"/>
          </table:table-cell>
          <table:table-cell table:style-name="Table3.F2" office:value-type="string">
            <text:p text:style-name="P72">BEFORE</text:p>
          </table:table-cell>
          <table:table-cell table:style-name="Table3.F2" office:value-type="string">
            <text:p text:style-name="P105"/>
          </table:table-cell>
          <table:table-cell table:style-name="Table3.H2" office:value-type="string">
            <text:p text:style-name="P105"/>
          </table:table-cell>
        </table:table-row>
        <table:table-row>
          <table:table-cell table:style-name="Table3.A3" office:value-type="string">
            <text:p text:style-name="P95">ADDED</text:p>
          </table:table-cell>
          <table:table-cell table:style-name="Table3.B3" office:value-type="string">
            <text:p text:style-name="P93">l</text:p>
          </table:table-cell>
          <table:table-cell table:style-name="Table3.C3" office:value-type="string">
            <text:p text:style-name="P93">l</text:p>
          </table:table-cell>
          <table:table-cell table:style-name="Table3.D3" office:value-type="string">
            <text:p text:style-name="P91">l</text:p>
          </table:table-cell>
          <table:table-cell table:style-name="Table3.E1" office:value-type="string">
            <text:p text:style-name="P105"/>
          </table:table-cell>
          <table:table-cell table:style-name="Table3.F3" office:value-type="string">
            <text:p text:style-name="P72">AFTER</text:p>
          </table:table-cell>
          <table:table-cell table:style-name="Table3.F3" office:value-type="string">
            <text:p text:style-name="P105"/>
          </table:table-cell>
          <table:table-cell table:style-name="Table3.H3" office:value-type="string">
            <text:p text:style-name="P105"/>
          </table:table-cell>
        </table:table-row>
        <table:table-row>
          <table:table-cell table:style-name="Table3.A2" office:value-type="string">
            <text:p text:style-name="P89">After flight</text:p>
          </table:table-cell>
          <table:table-cell table:style-name="Table3.A2" office:value-type="string">
            <text:p text:style-name="P93">gal</text:p>
          </table:table-cell>
          <table:table-cell table:style-name="Table3.A2" office:value-type="string">
            <text:p text:style-name="P93">gal</text:p>
          </table:table-cell>
          <table:table-cell table:style-name="Table3.D2" office:value-type="string">
            <text:p text:style-name="P91">qt</text:p>
          </table:table-cell>
          <table:table-cell table:style-name="Table3.E1" office:value-type="string">
            <text:p text:style-name="P105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4">DIFF</text:p>
            </table:table-cell>
          </table:table-row>
        </table:table-header-rows>
        <table:table-row>
          <table:table-cell table:style-name="Table4.A2" office:value-type="string">
            <text:p text:style-name="P109"/>
          </table:table-cell>
          <table:table-cell table:style-name="Table4.B2" office:value-type="string">
            <text:p text:style-name="P76">INFO</text:p>
          </table:table-cell>
          <table:table-cell table:style-name="Table4.C2" office:value-type="string">
            <text:p text:style-name="P110"/>
          </table:table-cell>
          <table:table-cell table:style-name="Table4.D1" office:value-type="string">
            <text:p text:style-name="P105"/>
          </table:table-cell>
          <table:table-cell table:style-name="Table4.E2" table:number-columns-spanned="2" office:value-type="string">
            <text:p text:style-name="P99">SHUTDOWN</text:p>
          </table:table-cell>
          <table:covered-table-cell/>
          <table:table-cell table:style-name="Table4.G2" office:value-type="string">
            <text:p text:style-name="P105"/>
          </table:table-cell>
          <table:table-cell table:style-name="Table4.D1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7"/>
          </table:table-cell>
          <table:table-cell table:style-name="Table4.B2" office:value-type="string">
            <text:p text:style-name="P76">TIME</text:p>
          </table:table-cell>
          <table:table-cell table:style-name="Table4.C3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3" table:number-columns-spanned="2" office:value-type="string">
            <text:p text:style-name="P78">STARTUP</text:p>
          </table:table-cell>
          <table:covered-table-cell/>
          <table:table-cell table:style-name="Table4.G3" office:value-type="string">
            <text:p text:style-name="P105"/>
          </table:table-cell>
          <table:table-cell table:style-name="Table4.H3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7"/>
          </table:table-cell>
          <table:table-cell table:style-name="Table4.B2" office:value-type="string">
            <text:p text:style-name="P76">APP</text:p>
          </table:table-cell>
          <table:table-cell table:style-name="Table4.C4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4" table:number-columns-spanned="2" office:value-type="string">
            <text:p text:style-name="P99">ON CHOCKS</text:p>
          </table:table-cell>
          <table:covered-table-cell/>
          <table:table-cell table:style-name="Table4.G4" office:value-type="string">
            <text:p text:style-name="P105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7"/>
          </table:table-cell>
          <table:table-cell table:style-name="Table4.B2" office:value-type="string">
            <text:p text:style-name="P76">RWY</text:p>
          </table:table-cell>
          <table:table-cell table:style-name="Table4.C5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5" table:number-columns-spanned="2" office:value-type="string">
            <text:p text:style-name="P78">OFF CHOCKS</text:p>
          </table:table-cell>
          <table:covered-table-cell/>
          <table:table-cell table:style-name="Table4.G5" office:value-type="string">
            <text:p text:style-name="P105"/>
          </table:table-cell>
          <table:table-cell table:style-name="Table4.H3" office:value-type="string">
            <text:p text:style-name="P107"/>
          </table:table-cell>
        </table:table-row>
        <table:table-row>
          <table:table-cell table:style-name="Table4.A10" office:value-type="string">
            <text:p text:style-name="P97"/>
          </table:table-cell>
          <table:table-cell table:style-name="Table4.B2" office:value-type="string">
            <text:p text:style-name="P76">TL</text:p>
          </table:table-cell>
          <table:table-cell table:style-name="Table4.C6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2" table:number-columns-spanned="2" office:value-type="string">
            <text:p text:style-name="P99">LANDING</text:p>
          </table:table-cell>
          <table:covered-table-cell/>
          <table:table-cell table:style-name="Table4.G2" office:value-type="string">
            <text:p text:style-name="P105"/>
          </table:table-cell>
          <table:table-cell table:style-name="Table4.D1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7"/>
          </table:table-cell>
          <table:table-cell table:style-name="Table4.B2" office:value-type="string">
            <text:p text:style-name="P76">WIND</text:p>
          </table:table-cell>
          <table:table-cell table:style-name="Table4.C7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2" table:number-columns-spanned="2" office:value-type="string">
            <text:p text:style-name="P78">TAKEOFF</text:p>
          </table:table-cell>
          <table:covered-table-cell/>
          <table:table-cell table:style-name="Table4.G2" office:value-type="string">
            <text:p text:style-name="P105"/>
          </table:table-cell>
          <table:table-cell table:style-name="Table4.H7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7"/>
          </table:table-cell>
          <table:table-cell table:style-name="Table4.B2" office:value-type="string">
            <text:p text:style-name="P76">VISIBI</text:p>
          </table:table-cell>
          <table:table-cell table:style-name="Table4.C8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D1" office:value-type="string">
            <text:p text:style-name="P103"/>
          </table:table-cell>
          <table:table-cell table:style-name="Table4.D1" office:value-type="string">
            <text:p text:style-name="P103"/>
          </table:table-cell>
          <table:table-cell table:style-name="Table4.D1" office:value-type="string">
            <text:p text:style-name="P105"/>
          </table:table-cell>
          <table:table-cell table:style-name="Table4.D1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7"/>
          </table:table-cell>
          <table:table-cell table:style-name="Table4.B2" office:value-type="string">
            <text:p text:style-name="P76">CLOUDS</text:p>
          </table:table-cell>
          <table:table-cell table:style-name="Table4.C9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9" table:number-columns-spanned="2" office:value-type="string">
            <text:p text:style-name="P81"/>
          </table:table-cell>
          <table:covered-table-cell/>
          <table:table-cell table:style-name="Table4.E9" table:number-columns-spanned="2" office:value-type="string">
            <text:p text:style-name="P82"/>
          </table:table-cell>
          <table:covered-table-cell/>
        </table:table-row>
        <table:table-row>
          <table:table-cell table:style-name="Table4.A10" office:value-type="string">
            <text:p text:style-name="P97"/>
          </table:table-cell>
          <table:table-cell table:style-name="Table4.B2" office:value-type="string">
            <text:p text:style-name="P76">t<text:span text:style-name="T2">°</text:span>/ dp<text:span text:style-name="T2">°</text:span></text:p>
          </table:table-cell>
          <table:table-cell table:style-name="Table4.C10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1" table:number-columns-spanned="2" office:value-type="string">
            <text:p text:style-name="P81">DEPARTURE</text:p>
          </table:table-cell>
          <table:covered-table-cell/>
          <table:table-cell table:style-name="Table4.G1" table:number-columns-spanned="2" office:value-type="string">
            <text:p text:style-name="P81">ARRIVAL</text:p>
          </table:table-cell>
          <table:covered-table-cell/>
        </table:table-row>
        <table:table-row>
          <table:table-cell table:style-name="Table4.A11" office:value-type="string">
            <text:p text:style-name="P97"/>
          </table:table-cell>
          <table:table-cell table:style-name="Table4.B2" office:value-type="string">
            <text:p text:style-name="P76">QNH</text:p>
          </table:table-cell>
          <table:table-cell table:style-name="Table4.C11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2" office:value-type="string">
            <text:p text:style-name="P64">ATIS</text:p>
          </table:table-cell>
          <table:table-cell table:style-name="Table4.E2" office:value-type="string">
            <text:p text:style-name="P66"/>
          </table:table-cell>
          <table:table-cell table:style-name="Table4.E2" office:value-type="string">
            <text:p text:style-name="P64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7"/>
          </table:table-cell>
          <table:table-cell table:style-name="Table4.B12" office:value-type="string">
            <text:p text:style-name="P76">RMK</text:p>
          </table:table-cell>
          <table:table-cell table:style-name="Table4.C12" office:value-type="string">
            <text:p text:style-name="P97"/>
          </table:table-cell>
          <table:table-cell table:style-name="Table4.D1" office:value-type="string">
            <text:p text:style-name="P105"/>
          </table:table-cell>
          <table:table-cell table:style-name="Table4.E2" office:value-type="string">
            <text:p text:style-name="P64">GRND</text:p>
          </table:table-cell>
          <table:table-cell table:style-name="Table4.E2" office:value-type="string">
            <text:p text:style-name="P111"/>
          </table:table-cell>
          <table:table-cell table:style-name="Table4.E2" office:value-type="string">
            <text:p text:style-name="P64">GRND</text:p>
          </table:table-cell>
          <table:table-cell table:style-name="Table4.G2" office:value-type="string">
            <text:p text:style-name="P97"/>
          </table:table-cell>
        </table:table-row>
        <table:table-row>
          <table:table-cell table:style-name="Table4.A13" office:value-type="string">
            <text:p text:style-name="P86"/>
          </table:table-cell>
          <table:table-cell table:style-name="Table4.E4" office:value-type="string">
            <text:p text:style-name="P76">ELEV</text:p>
          </table:table-cell>
          <table:table-cell table:style-name="Table4.C13" office:value-type="string">
            <text:p text:style-name="P86"/>
          </table:table-cell>
          <table:table-cell table:style-name="Table4.D1" office:value-type="string">
            <text:p text:style-name="P105"/>
          </table:table-cell>
          <table:table-cell table:style-name="Table4.E2" office:value-type="string">
            <text:p text:style-name="P64">TWR</text:p>
          </table:table-cell>
          <table:table-cell table:style-name="Table4.E2" office:value-type="string">
            <text:p text:style-name="P111"/>
          </table:table-cell>
          <table:table-cell table:style-name="Table4.E2" office:value-type="string">
            <text:p text:style-name="P64">TWR</text:p>
          </table:table-cell>
          <table:table-cell table:style-name="Table4.G2" office:value-type="string">
            <text:p text:style-name="P69"/>
          </table:table-cell>
        </table:table-row>
        <table:table-row>
          <table:table-cell table:style-name="Table4.A14" office:value-type="string">
            <text:p text:style-name="P86"/>
          </table:table-cell>
          <table:table-cell table:style-name="Table4.E4" office:value-type="string">
            <text:p text:style-name="P76">RWYs</text:p>
          </table:table-cell>
          <table:table-cell table:style-name="Table4.C14" office:value-type="string">
            <text:p text:style-name="P86"/>
          </table:table-cell>
          <table:table-cell table:style-name="Table4.D1" office:value-type="string">
            <text:p text:style-name="P105"/>
          </table:table-cell>
          <table:table-cell table:style-name="Table4.E2" office:value-type="string">
            <text:p text:style-name="P64">RADAR</text:p>
          </table:table-cell>
          <table:table-cell table:style-name="Table4.E2" office:value-type="string">
            <text:p text:style-name="P111"/>
          </table:table-cell>
          <table:table-cell table:style-name="Table4.E2" office:value-type="string">
            <text:p text:style-name="P64">RADAR</text:p>
          </table:table-cell>
          <table:table-cell table:style-name="Table4.G2" office:value-type="string">
            <text:p text:style-name="P97"/>
          </table:table-cell>
        </table:table-row>
        <table:table-row>
          <table:table-cell table:style-name="Table4.A15" office:value-type="string">
            <text:p text:style-name="P86"/>
          </table:table-cell>
          <table:table-cell table:style-name="Table4.E4" office:value-type="string">
            <text:p text:style-name="P76">TPA</text:p>
          </table:table-cell>
          <table:table-cell table:style-name="Table4.C15" office:value-type="string">
            <text:p text:style-name="P86"/>
          </table:table-cell>
          <table:table-cell table:style-name="Table4.D1" office:value-type="string">
            <text:p text:style-name="P105"/>
          </table:table-cell>
          <table:table-cell table:style-name="Table4.E2" office:value-type="string">
            <text:p text:style-name="P64">FIS/ACC</text:p>
          </table:table-cell>
          <table:table-cell table:style-name="Table4.E2" office:value-type="string">
            <text:p text:style-name="P68">130.600</text:p>
          </table:table-cell>
          <table:table-cell table:style-name="Table4.E2" office:value-type="string">
            <text:p text:style-name="P64">FIS/ACC</text:p>
          </table:table-cell>
          <table:table-cell table:style-name="Table4.G2" office:value-type="string">
            <text:p text:style-name="P84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114">LBBO</text:p>
          </table:table-cell>
          <table:table-cell table:style-name="Table6.A3" office:value-type="string">
            <text:p text:style-name="P114">TOC</text:p>
          </table:table-cell>
          <table:table-cell table:style-name="Table6.A3" office:value-type="string">
            <text:p text:style-name="P51">10.5</text:p>
          </table:table-cell>
          <table:table-cell table:style-name="Table6.A3" office:value-type="string">
            <text:p text:style-name="P51">0</text:p>
          </table:table-cell>
          <table:table-cell table:style-name="Table6.A3" office:value-type="string">
            <text:p text:style-name="P51">6500</text:p>
          </table:table-cell>
          <table:table-cell table:style-name="Table6.G3" office:value-type="string">
            <text:p text:style-name="P51">242</text:p>
          </table:table-cell>
          <table:table-cell table:style-name="Table6.A3" office:value-type="string">
            <text:p text:style-name="P51">75</text:p>
          </table:table-cell>
          <table:table-cell table:style-name="Table6.A3" office:value-type="string">
            <text:p text:style-name="P51">81</text:p>
          </table:table-cell>
          <table:table-cell table:style-name="Table6.A3" office:value-type="string">
            <text:p text:style-name="P51">8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>239</text:p>
          </table:table-cell>
          <table:table-cell table:style-name="Table6.N3" office:value-type="string">
            <text:p text:style-name="P51">247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114">TOC</text:p>
          </table:table-cell>
          <table:table-cell table:style-name="Table6.A3" office:value-type="string">
            <text:p text:style-name="P114">GOL</text:p>
          </table:table-cell>
          <table:table-cell table:style-name="Table6.A3" office:value-type="string">
            <text:p text:style-name="P51">13.5</text:p>
          </table:table-cell>
          <table:table-cell table:style-name="Table6.A3" office:value-type="string">
            <text:p text:style-name="P51">0</text:p>
          </table:table-cell>
          <table:table-cell table:style-name="Table6.A3" office:value-type="string">
            <text:p text:style-name="P51">6500</text:p>
          </table:table-cell>
          <table:table-cell table:style-name="Table6.G3" office:value-type="string">
            <text:p text:style-name="P51">241</text:p>
          </table:table-cell>
          <table:table-cell table:style-name="Table6.A3" office:value-type="string">
            <text:p text:style-name="P51">90</text:p>
          </table:table-cell>
          <table:table-cell table:style-name="Table6.A3" office:value-type="string">
            <text:p text:style-name="P51">98</text:p>
          </table:table-cell>
          <table:table-cell table:style-name="Table6.A3" office:value-type="string">
            <text:p text:style-name="P51">8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>239</text:p>
          </table:table-cell>
          <table:table-cell table:style-name="Table6.N3" office:value-type="string">
            <text:p text:style-name="P51">246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114">GOL</text:p>
          </table:table-cell>
          <table:table-cell table:style-name="Table6.A3" office:value-type="string">
            <text:p text:style-name="P114">ETROPOLE</text:p>
          </table:table-cell>
          <table:table-cell table:style-name="Table6.A3" office:value-type="string">
            <text:p text:style-name="P51">19</text:p>
          </table:table-cell>
          <table:table-cell table:style-name="Table6.A3" office:value-type="string">
            <text:p text:style-name="P51">0</text:p>
          </table:table-cell>
          <table:table-cell table:style-name="Table6.A3" office:value-type="string">
            <text:p text:style-name="P51">6500</text:p>
          </table:table-cell>
          <table:table-cell table:style-name="Table6.G3" office:value-type="string">
            <text:p text:style-name="P51">213</text:p>
          </table:table-cell>
          <table:table-cell table:style-name="Table6.A3" office:value-type="string">
            <text:p text:style-name="P51">90</text:p>
          </table:table-cell>
          <table:table-cell table:style-name="Table6.A3" office:value-type="string">
            <text:p text:style-name="P51">104</text:p>
          </table:table-cell>
          <table:table-cell table:style-name="Table6.A3" office:value-type="string">
            <text:p text:style-name="P51">1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>212</text:p>
          </table:table-cell>
          <table:table-cell table:style-name="Table6.N3" office:value-type="string">
            <text:p text:style-name="P51">218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114">ETROPOLE</text:p>
          </table:table-cell>
          <table:table-cell table:style-name="Table6.A3" office:value-type="string">
            <text:p text:style-name="P114">D. KAMARTSI</text:p>
          </table:table-cell>
          <table:table-cell table:style-name="Table6.A3" office:value-type="string">
            <text:p text:style-name="P51">9</text:p>
          </table:table-cell>
          <table:table-cell table:style-name="Table6.A3" office:value-type="string">
            <text:p text:style-name="P51">0</text:p>
          </table:table-cell>
          <table:table-cell table:style-name="Table6.A3" office:value-type="string">
            <text:p text:style-name="P51">4500</text:p>
          </table:table-cell>
          <table:table-cell table:style-name="Table6.G3" office:value-type="string">
            <text:p text:style-name="P51">214</text:p>
          </table:table-cell>
          <table:table-cell table:style-name="Table6.A3" office:value-type="string">
            <text:p text:style-name="P51">90</text:p>
          </table:table-cell>
          <table:table-cell table:style-name="Table6.A3" office:value-type="string">
            <text:p text:style-name="P51">101</text:p>
          </table:table-cell>
          <table:table-cell table:style-name="Table6.A3" office:value-type="string">
            <text:p text:style-name="P51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>212</text:p>
          </table:table-cell>
          <table:table-cell table:style-name="Table6.N3" office:value-type="string">
            <text:p text:style-name="P51">219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114">D. KAMARTSI</text:p>
          </table:table-cell>
          <table:table-cell table:style-name="Table6.A3" office:value-type="string">
            <text:p text:style-name="P114">ULPAD</text:p>
          </table:table-cell>
          <table:table-cell table:style-name="Table6.A3" office:value-type="string">
            <text:p text:style-name="P51">7</text:p>
          </table:table-cell>
          <table:table-cell table:style-name="Table6.A3" office:value-type="string">
            <text:p text:style-name="P51">0</text:p>
          </table:table-cell>
          <table:table-cell table:style-name="Table6.A3" office:value-type="string">
            <text:p text:style-name="P51">3500</text:p>
          </table:table-cell>
          <table:table-cell table:style-name="Table6.G3" office:value-type="string">
            <text:p text:style-name="P51">207</text:p>
          </table:table-cell>
          <table:table-cell table:style-name="Table6.A3" office:value-type="string">
            <text:p text:style-name="P51">90</text:p>
          </table:table-cell>
          <table:table-cell table:style-name="Table6.A3" office:value-type="string">
            <text:p text:style-name="P51">95</text:p>
          </table:table-cell>
          <table:table-cell table:style-name="Table6.A3" office:value-type="string">
            <text:p text:style-name="P51">4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>212</text:p>
          </table:table-cell>
          <table:table-cell table:style-name="Table6.N3" office:value-type="string">
            <text:p text:style-name="P51">212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114">ULPAD</text:p>
          </table:table-cell>
          <table:table-cell table:style-name="Table6.A3" office:value-type="string">
            <text:p text:style-name="P114">SOPED</text:p>
          </table:table-cell>
          <table:table-cell table:style-name="Table6.A3" office:value-type="string">
            <text:p text:style-name="P51">2.5</text:p>
          </table:table-cell>
          <table:table-cell table:style-name="Table6.A3" office:value-type="string">
            <text:p text:style-name="P51">0</text:p>
          </table:table-cell>
          <table:table-cell table:style-name="Table6.A3" office:value-type="string">
            <text:p text:style-name="P51">3000</text:p>
          </table:table-cell>
          <table:table-cell table:style-name="Table6.G3" office:value-type="string">
            <text:p text:style-name="P51">283</text:p>
          </table:table-cell>
          <table:table-cell table:style-name="Table6.A3" office:value-type="string">
            <text:p text:style-name="P51">90</text:p>
          </table:table-cell>
          <table:table-cell table:style-name="Table6.A3" office:value-type="string">
            <text:p text:style-name="P51">95</text:p>
          </table:table-cell>
          <table:table-cell table:style-name="Table6.A3" office:value-type="string">
            <text:p text:style-name="P51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>288</text:p>
          </table:table-cell>
          <table:table-cell table:style-name="Table6.N3" office:value-type="string">
            <text:p text:style-name="P51">288</text:p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114">SOPED</text:p>
          </table:table-cell>
          <table:table-cell table:style-name="Table6.A9" office:value-type="string">
            <text:p text:style-name="P114">LBLS</text:p>
          </table:table-cell>
          <table:table-cell table:style-name="Table6.A9" office:value-type="string">
            <text:p text:style-name="P51">3.5</text:p>
          </table:table-cell>
          <table:table-cell table:style-name="Table6.A9" office:value-type="string">
            <text:p text:style-name="P51">0</text:p>
          </table:table-cell>
          <table:table-cell table:style-name="Table6.A9" office:value-type="string">
            <text:p text:style-name="P51">2500</text:p>
          </table:table-cell>
          <table:table-cell table:style-name="Table6.G9" office:value-type="string">
            <text:p text:style-name="P51">283</text:p>
          </table:table-cell>
          <table:table-cell table:style-name="Table6.A9" office:value-type="string">
            <text:p text:style-name="P51">90</text:p>
          </table:table-cell>
          <table:table-cell table:style-name="Table6.A9" office:value-type="string">
            <text:p text:style-name="P51">94</text:p>
          </table:table-cell>
          <table:table-cell table:style-name="Table6.A9" office:value-type="string">
            <text:p text:style-name="P51">2</text:p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1">288</text:p>
          </table:table-cell>
          <table:table-cell table:style-name="Table6.N9" office:value-type="string">
            <text:p text:style-name="P51">288</text:p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9-05T07:49:38.472787247</dc:date>
    <meta:editing-cycles>186</meta:editing-cycles>
    <meta:editing-duration>PT8H9M38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57" meta:word-count="397" meta:character-count="1409" meta:non-whitespace-character-count="1363"/>
  </office:meta>
</office:document-meta>
</file>